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officeooo:paragraph-rsid="00a467c5"/>
    </style:style>
    <style:style style:name="P30"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1" style:family="paragraph" style:parent-style-name="Standard" style:list-style-name="L1">
      <style:text-properties fo:font-size="10pt" officeooo:rsid="00a467c5" officeooo:paragraph-rsid="00a467c5"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fo:font-size="10pt" officeooo:rsid="00a467c5"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7"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19"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9"><text:span text:style-name="T22">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span></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30">Inicializar la Clase X</text:p>
      <text:list text:style-name="L1">
        <text:list-item>
          <text:p text:style-name="P31">Si existe una superclase Y de X, entonces inicializa la clase Y primero.</text:p>
        </text:list-item>
        <text:list-item>
          <text:p text:style-name="P31">Procesa todas las declaraciones de variables estáticas en el orden en que aparecen en la clase.</text:p>
        </text:list-item>
        <text:list-item>
          <text:p text:style-name="P31">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7"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ABC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7"/>
      <text:p text:style-name="P27"/>
      <text:p text:style-name="P27"/>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4T22:54:41.982000000</dc:date>
    <meta:editing-duration>PT17H6M38S</meta:editing-duration>
    <meta:editing-cycles>80</meta:editing-cycles>
    <meta:generator>LibreOffice/24.8.4.2$Windows_X86_64 LibreOffice_project/bb3cfa12c7b1bf994ecc5649a80400d06cd71002</meta:generator>
    <meta:document-statistic meta:table-count="0" meta:image-count="4" meta:object-count="0" meta:page-count="10" meta:paragraph-count="112" meta:word-count="3789" meta:character-count="23019" meta:non-whitespace-character-count="19332"/>
  </office:meta>
</office:document-meta>
</file>